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, Eur</text:p>
          </table:table-cell>
        </table:table-row>
        <table:table-row table:style-name="ro1">
          <table:table-cell office:value-type="string" calcext:value-type="string">
            <text:p>Electronic par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lectronic assembly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Antenna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string" calcext:value-type="string">
            <text:p>Cable glan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Fixing par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ld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Screws, et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16.34" calcext:value-type="float">
            <text:p>16.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])" office:value-type="float" office:value="64.09" calcext:value-type="float">
            <text:p>64.09</text:p>
          </table:table-cell>
        </table:table-row>
        <table:table-row table:style-name="ro1">
          <table:table-cell office:value-type="string" calcext:value-type="string">
            <text:p>+60% markup</text:p>
          </table:table-cell>
          <table:table-cell table:formula="of:=[.B15]*0.6" office:value-type="float" office:value="38.454" calcext:value-type="float">
            <text:p>38.454</text:p>
          </table:table-cell>
        </table:table-row>
        <table:table-row table:style-name="ro1">
          <table:table-cell table:style-name="ce1" office:value-type="string" calcext:value-type="string">
            <text:p>Sale price</text:p>
          </table:table-cell>
          <table:table-cell table:style-name="ce1" table:formula="of:=[.B16]+[.B15]" office:value-type="float" office:value="102.544" calcext:value-type="float">
            <text:p>102.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9:45:53.062803697</meta:creation-date>
    <dc:date>2019-09-21T20:09:38.931878921</dc:date>
    <meta:editing-duration>PT12M15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